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1.688cm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 fo:border="none"/>
      <style:paragraph-properties fo:text-align="start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7" table:default-cell-style-name="ce1"/>
        <table:table-row table:style-name="ro3">
          <table:table-cell office:value-type="string">
            <text:p>TUNTIKIRJANPIT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essio</text:p>
          </table:table-cell>
          <table:table-cell table:style-name="ce2" office:value-type="string">
            <text:p>Valmistelu </text:p>
          </table:table-cell>
          <table:table-cell table:style-name="ce2" office:value-type="string">
            <text:p>suunnittelu</text:p>
          </table:table-cell>
          <table:table-cell table:style-name="ce2" office:value-type="string">
            <text:p>ohjelmointi</text:p>
          </table:table-cell>
          <table:table-cell table:style-name="ce2" office:value-type="string">
            <text:p>testaus</text:p>
          </table:table-cell>
          <table:table-cell table:style-name="ce2" office:value-type="string">
            <text:p>dokumentointi</text:p>
          </table:table-cell>
          <table:table-cell table:style-name="ce2" office:value-type="string">
            <text:p>summa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6" office:value-type="string">
            <text:p>&amp; vaatimusmäärittely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3" office:value-type="string">
            <text:p>(yht)</text:p>
          </table:table-cell>
          <table:table-cell table:style-name="ce3" table:formula="of:=SUM([.B6:.B1006])" office:value-type="float" office:value="5">
            <text:p>5</text:p>
          </table:table-cell>
          <table:table-cell table:style-name="ce3" table:formula="of:=SUM([.C6:.C1006])" office:value-type="float" office:value="9">
            <text:p>9</text:p>
          </table:table-cell>
          <table:table-cell table:style-name="ce3" table:formula="of:=SUM([.D6:.D1006])" office:value-type="float" office:value="57">
            <text:p>57</text:p>
          </table:table-cell>
          <table:table-cell table:style-name="ce3" table:formula="of:=SUM([.E6:.E1006])" office:value-type="float" office:value="9">
            <text:p>9</text:p>
          </table:table-cell>
          <table:table-cell table:style-name="ce3" table:formula="of:=SUM([.F6:.F1006])" office:value-type="float" office:value="9">
            <text:p>9</text:p>
          </table:table-cell>
          <table:table-cell table:style-name="ce3" table:formula="of:=SUM([.G7:.G1006])" office:value-type="float" office:value="78">
            <text:p>78</text:p>
          </table:table-cell>
          <table:table-cell table:style-name="ce8" table:number-columns-repeated="1017"/>
        </table:table-row>
        <table:table-row table:style-name="ro3">
          <table:table-cell table:style-name="ce4" office:value-type="date" office:date-value="2013-10-28">
            <text:p>28.10.13</text:p>
          </table:table-cell>
          <table:table-cell table:style-name="ce7" office:value-type="float" office:value="2">
            <text:p>2</text:p>
          </table:table-cell>
          <table:table-cell table:style-name="ce7" table:number-columns-repeated="4"/>
          <table:table-cell table:formula="of:=SUM([.B6:.E6])" office:value-type="float" office:value="2">
            <text:p>2</text:p>
          </table:table-cell>
          <table:table-cell table:style-name="ce8" table:number-columns-repeated="1017"/>
        </table:table-row>
        <table:table-row table:style-name="ro3">
          <table:table-cell table:style-name="ce5" office:value-type="date" office:date-value="2013-10-31">
            <text:p>31.10.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SUM([.B7:.E7])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01">
            <text:p>01.11.1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formula="of:=SUM([.B8:.E8])" office:value-type="float" office:value="5">
            <text:p>5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02">
            <text:p>02.11.1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formula="of:=SUM([.B9:.E9])" office:value-type="float" office:value="5">
            <text:p>5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04">
            <text:p>04.11.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B10:.E10])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06">
            <text:p>06.11.13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SUM([.B11:.E11])" office:value-type="float" office:value="7">
            <text:p>7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07">
            <text:p>07.11.13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SUM([.B12:.E12])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10">
            <text:p>10.11.13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formula="of:=SUM([.B13:.E13])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12">
            <text:p>12.11.1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SUM([.B14:.E14])" office:value-type="float" office:value="5">
            <text:p>5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14">
            <text:p>14.11.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formula="of:=SUM([.B15:.E15])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21">
            <text:p>21.11.1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6:.E16])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1-30">
            <text:p>30.11.1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SUM([.B17:.E17])" office:value-type="float" office:value="9">
            <text:p>9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2-01">
            <text:p>01.12.1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8:.E18])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2-03">
            <text:p>03.12.13</text:p>
          </table:table-cell>
          <table:table-cell table:number-columns-repeated="5"/>
          <table:table-cell table:formula="of:=SUM([.B19:.E19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2-04">
            <text:p>04.12.1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.5</text:p>
          </table:table-cell>
          <table:table-cell table:formula="of:=SUM([.B20:.E20])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2-05">
            <text:p>05.12.13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formula="of:=SUM([.B21:.E21])" office:value-type="float" office:value="5">
            <text:p>5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2-08">
            <text:p>08.12.1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table:formula="of:=SUM([.B22:.E22])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2-10">
            <text:p>10.12.13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SUM([.B23:.E23])" office:value-type="float" office:value="5">
            <text:p>5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2-11">
            <text:p>11.12.13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SUM([.B24:.E24])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2-12">
            <text:p>12.12.13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B25:.E25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12-13">
            <text:p>13.12.1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26:.E26])" office:value-type="float" office:value="1">
            <text:p>1</text:p>
          </table:table-cell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(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(</number:text>
      <number:number number:decimal-places="2" number:min-integer-digits="1" number:grouping="true"/>
      <number:text>)</number:text>
      <style:map style:condition="value()&gt;=0" style:apply-style-name="N119P0"/>
    </number:number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ho Kilkki</meta:initial-creator>
    <meta:creation-date>2013-10-31T13:13:36</meta:creation-date>
    <dc:date>2013-12-13T14:13:37</dc:date>
    <meta:editing-duration>PT9M59S</meta:editing-duration>
    <meta:editing-cycles>18</meta:editing-cycles>
    <meta:generator>LibreOffice/3.5$Linux_x86 LibreOffice_project/350m1$Build-2</meta:generator>
    <meta:document-statistic meta:table-count="3" meta:cell-count="96" meta:object-count="0"/>
  </office:meta>
</office:document-meta>
</file>